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54A303BC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680000006986371AFC.png" manifest:media-type="image/png"/>
  <manifest:file-entry manifest:full-path="Pictures/1000000000000053000000686B0213DD.png" manifest:media-type="image/png"/>
  <manifest:file-entry manifest:full-path="Pictures/100000010000005C00000069648378D8.png" manifest:media-type="image/png"/>
  <manifest:file-entry manifest:full-path="Pictures/100000000000007E000000695C828710.png" manifest:media-type="image/png"/>
  <manifest:file-entry manifest:full-path="Pictures/100000000000006100000069FF34216C.png" manifest:media-type="image/png"/>
  <manifest:file-entry manifest:full-path="Pictures/1000000100000030000000303397E93D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08500000069B062245B.png" manifest:media-type="image/png"/>
  <manifest:file-entry manifest:full-path="Pictures/10000001000000440000006903440AB3.png" manifest:media-type="image/png"/>
  <manifest:file-entry manifest:full-path="Pictures/100000000000004500000069C88E4915.png" manifest:media-type="image/png"/>
  <manifest:file-entry manifest:full-path="Pictures/100000000000004D0000006897605455.png" manifest:media-type="image/png"/>
  <manifest:file-entry manifest:full-path="Pictures/1000000100000040000000404A613C67.png" manifest:media-type="image/png"/>
  <manifest:file-entry manifest:full-path="Pictures/1000000000000061000000688D7AB6C8.png" manifest:media-type="image/png"/>
  <manifest:file-entry manifest:full-path="Pictures/100000000000007100000069400A6468.png" manifest:media-type="image/png"/>
  <manifest:file-entry manifest:full-path="Pictures/100000010000003000000030549615C7.png" manifest:media-type="image/png"/>
  <manifest:file-entry manifest:full-path="Pictures/10000001000000300000003036467111.png" manifest:media-type="image/png"/>
  <manifest:file-entry manifest:full-path="Pictures/100000010000003000000030F11C75CC.png" manifest:media-type="image/png"/>
  <manifest:file-entry manifest:full-path="Pictures/10000001000000300000003090F9DCEE.png" manifest:media-type="image/png"/>
  <manifest:file-entry manifest:full-path="Pictures/1000000100000030000000300E3EE8BA.png" manifest:media-type="image/png"/>
  <manifest:file-entry manifest:full-path="Pictures/1000000100000030000000309DBAC738.png" manifest:media-type="image/png"/>
  <manifest:file-entry manifest:full-path="Pictures/1000000100000030000000308D687D08.png" manifest:media-type="image/png"/>
  <manifest:file-entry manifest:full-path="Pictures/1000000100000060000000607B2447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paragraph-properties fo:break-before="page"/>
      <style:text-properties officeooo:paragraph-rsid="000e2dc4"/>
    </style:style>
    <style:style style:name="P8" style:family="paragraph" style:parent-style-name="Text_20_body">
      <style:text-properties fo:language="uk" fo:country="UA" officeooo:rsid="00106247" officeooo:paragraph-rsid="000e2dc4"/>
    </style:style>
    <style:style style:name="P9" style:family="paragraph" style:parent-style-name="Text_20_body">
      <style:text-properties fo:language="uk" fo:country="UA" officeooo:rsid="00148d4f" officeooo:paragraph-rsid="000e2dc4"/>
    </style:style>
    <style:style style:name="P10" style:family="paragraph" style:parent-style-name="Text_20_body">
      <style:text-properties fo:language="uk" fo:country="UA" officeooo:rsid="0010b62b" officeooo:paragraph-rsid="000e2dc4"/>
    </style:style>
    <style:style style:name="P11" style:family="paragraph" style:parent-style-name="Heading_20_1">
      <style:text-properties fo:language="uk" fo:country="UA" officeooo:rsid="0010b62b" officeooo:paragraph-rsid="000e2dc4"/>
    </style:style>
    <style:style style:name="P12" style:family="paragraph" style:parent-style-name="Text_20_body">
      <style:text-properties fo:language="uk" fo:country="UA" officeooo:rsid="001f6e98" officeooo:paragraph-rsid="00220290"/>
    </style:style>
    <style:style style:name="P13" style:family="paragraph" style:parent-style-name="Text_20_body">
      <style:text-properties fo:language="uk" fo:country="UA" officeooo:rsid="002a255b" officeooo:paragraph-rsid="000e2dc4"/>
    </style:style>
    <style:style style:name="P14" style:family="paragraph" style:parent-style-name="Text_20_body">
      <style:text-properties fo:language="uk" fo:country="UA" officeooo:rsid="00220290" officeooo:paragraph-rsid="000e2dc4"/>
    </style:style>
    <style:style style:name="P15" style:family="paragraph" style:parent-style-name="Text_20_body">
      <style:text-properties officeooo:paragraph-rsid="00144484"/>
    </style:style>
    <style:style style:name="P16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7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8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19" style:family="paragraph" style:parent-style-name="Text_20_body">
      <style:text-properties officeooo:paragraph-rsid="00220290"/>
    </style:style>
    <style:style style:name="P20" style:family="paragraph" style:parent-style-name="Text_20_body">
      <style:text-properties officeooo:paragraph-rsid="0043649e"/>
    </style:style>
    <style:style style:name="P21" style:family="paragraph" style:parent-style-name="Text_20_body">
      <style:text-properties officeooo:paragraph-rsid="00449498"/>
    </style:style>
    <style:style style:name="P22" style:family="paragraph" style:parent-style-name="Text_20_body">
      <style:text-properties officeooo:paragraph-rsid="003e19f2"/>
    </style:style>
    <style:style style:name="P23" style:family="paragraph" style:parent-style-name="Text_20_body">
      <style:text-properties fo:language="en" fo:country="US" officeooo:rsid="003463a8" officeooo:paragraph-rsid="0044988c"/>
    </style:style>
    <style:style style:name="P24" style:family="paragraph" style:parent-style-name="Text_20_body">
      <style:text-properties officeooo:paragraph-rsid="0044988c"/>
    </style:style>
    <style:style style:name="P25" style:family="paragraph" style:parent-style-name="Text_20_body">
      <style:text-properties officeooo:paragraph-rsid="0048c76d"/>
    </style:style>
    <style:style style:name="P26" style:family="paragraph" style:parent-style-name="Text_20_body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27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28" style:family="paragraph" style:parent-style-name="Text_20_body">
      <style:text-properties fo:font-size="12pt" fo:language="en" fo:country="US" fo:font-weight="normal" officeooo:rsid="001d0336" officeooo:paragraph-rsid="001d0336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font-size="12pt" fo:language="uk" fo:country="UA" fo:font-weight="normal" officeooo:rsid="00169b79" officeooo:paragraph-rsid="000e2dc4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font-size="10pt" officeooo:paragraph-rsid="000e2dc4" style:font-size-asian="10pt" style:font-size-complex="10pt"/>
    </style:style>
    <style:style style:name="P31" style:family="paragraph" style:parent-style-name="Text_20_body">
      <style:text-properties officeooo:paragraph-rsid="004b4bb8"/>
    </style:style>
    <style:style style:name="P32" style:family="paragraph" style:parent-style-name="Text_20_body">
      <style:text-properties officeooo:paragraph-rsid="004b863f"/>
    </style:style>
    <style:style style:name="P33" style:family="paragraph" style:parent-style-name="Text_20_body">
      <style:text-properties officeooo:paragraph-rsid="004c633d"/>
    </style:style>
    <style:style style:name="P34" style:family="paragraph" style:parent-style-name="Text_20_body">
      <style:text-properties officeooo:paragraph-rsid="004e3a4b"/>
    </style:style>
    <style:style style:name="P35" style:family="paragraph" style:parent-style-name="Text_20_body">
      <style:text-properties officeooo:paragraph-rsid="004e3d7f"/>
    </style:style>
    <style:style style:name="P36" style:family="paragraph" style:parent-style-name="Text_20_body">
      <style:text-properties officeooo:paragraph-rsid="004e6968"/>
    </style:style>
    <style:style style:name="P37" style:family="paragraph" style:parent-style-name="Text_20_body">
      <style:text-properties officeooo:paragraph-rsid="004e6968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d0336"/>
    </style:style>
    <style:style style:name="T15" style:family="text">
      <style:text-properties fo:language="uk" fo:country="UA" officeooo:rsid="001f6e98"/>
    </style:style>
    <style:style style:name="T16" style:family="text">
      <style:text-properties fo:language="uk" fo:country="UA" officeooo:rsid="0021783c"/>
    </style:style>
    <style:style style:name="T17" style:family="text">
      <style:text-properties fo:language="uk" fo:country="UA" officeooo:rsid="0021bcd2"/>
    </style:style>
    <style:style style:name="T18" style:family="text">
      <style:text-properties fo:language="uk" fo:country="UA" officeooo:rsid="00220290"/>
    </style:style>
    <style:style style:name="T19" style:family="text">
      <style:text-properties fo:language="uk" fo:country="UA" officeooo:rsid="002305e3"/>
    </style:style>
    <style:style style:name="T20" style:family="text">
      <style:text-properties fo:language="uk" fo:country="UA" officeooo:rsid="0024b932"/>
    </style:style>
    <style:style style:name="T21" style:family="text">
      <style:text-properties fo:language="uk" fo:country="UA" officeooo:rsid="00261a10"/>
    </style:style>
    <style:style style:name="T22" style:family="text">
      <style:text-properties fo:language="uk" fo:country="UA" officeooo:rsid="002697ae"/>
    </style:style>
    <style:style style:name="T23" style:family="text">
      <style:text-properties fo:language="uk" fo:country="UA" officeooo:rsid="0029ad7e"/>
    </style:style>
    <style:style style:name="T24" style:family="text">
      <style:text-properties fo:language="uk" fo:country="UA" officeooo:rsid="002a255b"/>
    </style:style>
    <style:style style:name="T25" style:family="text">
      <style:text-properties fo:language="uk" fo:country="UA" officeooo:rsid="002aeacb"/>
    </style:style>
    <style:style style:name="T26" style:family="text">
      <style:text-properties fo:language="uk" fo:country="UA" officeooo:rsid="002c0f0c"/>
    </style:style>
    <style:style style:name="T27" style:family="text">
      <style:text-properties fo:language="uk" fo:country="UA" officeooo:rsid="002de05f"/>
    </style:style>
    <style:style style:name="T28" style:family="text">
      <style:text-properties fo:language="uk" fo:country="UA" officeooo:rsid="00305f71"/>
    </style:style>
    <style:style style:name="T29" style:family="text">
      <style:text-properties fo:language="uk" fo:country="UA" officeooo:rsid="0031800a"/>
    </style:style>
    <style:style style:name="T30" style:family="text">
      <style:text-properties fo:language="uk" fo:country="UA" officeooo:rsid="00351f53"/>
    </style:style>
    <style:style style:name="T31" style:family="text">
      <style:text-properties fo:language="uk" fo:country="UA" officeooo:rsid="00370431"/>
    </style:style>
    <style:style style:name="T32" style:family="text">
      <style:text-properties fo:language="uk" fo:country="UA" officeooo:rsid="003a2564"/>
    </style:style>
    <style:style style:name="T33" style:family="text">
      <style:text-properties fo:language="uk" fo:country="UA" officeooo:rsid="003e19f2"/>
    </style:style>
    <style:style style:name="T34" style:family="text">
      <style:text-properties fo:language="uk" fo:country="UA" officeooo:rsid="003f89c0"/>
    </style:style>
    <style:style style:name="T35" style:family="text">
      <style:text-properties fo:language="uk" fo:country="UA" officeooo:rsid="00430016"/>
    </style:style>
    <style:style style:name="T36" style:family="text">
      <style:text-properties fo:language="uk" fo:country="UA" officeooo:rsid="0043649e"/>
    </style:style>
    <style:style style:name="T37" style:family="text">
      <style:text-properties fo:language="uk" fo:country="UA" officeooo:rsid="00449498"/>
    </style:style>
    <style:style style:name="T38" style:family="text">
      <style:text-properties fo:language="uk" fo:country="UA" officeooo:rsid="0044988c"/>
    </style:style>
    <style:style style:name="T39" style:family="text">
      <style:text-properties fo:language="uk" fo:country="UA" officeooo:rsid="00458d12"/>
    </style:style>
    <style:style style:name="T40" style:family="text">
      <style:text-properties fo:language="uk" fo:country="UA" officeooo:rsid="004655c8"/>
    </style:style>
    <style:style style:name="T41" style:family="text">
      <style:text-properties fo:language="uk" fo:country="UA" officeooo:rsid="004b4bb8"/>
    </style:style>
    <style:style style:name="T42" style:family="text">
      <style:text-properties fo:language="uk" fo:country="UA" officeooo:rsid="004b863f"/>
    </style:style>
    <style:style style:name="T43" style:family="text">
      <style:text-properties fo:language="uk" fo:country="UA" officeooo:rsid="004e3a4b"/>
    </style:style>
    <style:style style:name="T44" style:family="text">
      <style:text-properties fo:language="uk" fo:country="UA" officeooo:rsid="0051d249"/>
    </style:style>
    <style:style style:name="T45" style:family="text">
      <style:text-properties fo:language="uk" fo:country="UA" officeooo:rsid="0054986c"/>
    </style:style>
    <style:style style:name="T46" style:family="text">
      <style:text-properties fo:language="en" fo:country="US" officeooo:rsid="0012b34a"/>
    </style:style>
    <style:style style:name="T47" style:family="text">
      <style:text-properties fo:language="en" fo:country="US" officeooo:rsid="002a255b"/>
    </style:style>
    <style:style style:name="T48" style:family="text">
      <style:text-properties fo:language="en" fo:country="US" officeooo:rsid="002aeacb"/>
    </style:style>
    <style:style style:name="T49" style:family="text">
      <style:text-properties fo:language="en" fo:country="US" officeooo:rsid="0048c76d"/>
    </style:style>
    <style:style style:name="T50" style:family="text">
      <style:text-properties fo:language="en" fo:country="US" officeooo:rsid="0048c76d" fo:background-color="transparent" loext:char-shading-value="0"/>
    </style:style>
    <style:style style:name="T51" style:family="text">
      <style:text-properties fo:font-size="24pt" fo:font-weight="bold" style:font-size-asian="24pt" style:font-weight-asian="bold" style:font-size-complex="24pt" style:font-weight-complex="bold"/>
    </style:style>
    <style:style style:name="T52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53" style:family="text">
      <style:text-properties officeooo:rsid="002c7908"/>
    </style:style>
    <style:style style:name="T54" style:family="text">
      <style:text-properties fo:font-size="12pt" fo:language="uk" fo:country="UA" fo:font-weight="normal" officeooo:rsid="00194721" style:font-size-asian="12pt" style:font-weight-asian="normal" style:font-size-complex="12pt" style:font-weight-complex="normal"/>
    </style:style>
    <style:style style:name="T55" style:family="text">
      <style:text-properties fo:font-size="12pt" fo:language="uk" fo:country="UA" fo:font-weight="normal" officeooo:rsid="002de05f" style:font-size-asian="12pt" style:font-weight-asian="normal" style:font-size-complex="12pt" style:font-weight-complex="normal"/>
    </style:style>
    <style:style style:name="T56" style:family="text">
      <style:text-properties fo:font-size="12pt" fo:language="uk" fo:country="UA" fo:font-weight="normal" officeooo:rsid="001d0336" style:font-size-asian="12pt" style:font-weight-asian="normal" style:font-size-complex="12pt" style:font-weight-complex="normal"/>
    </style:style>
    <style:style style:name="T57" style:family="text">
      <style:text-properties fo:font-size="12pt" fo:language="uk" fo:country="UA" fo:font-weight="normal" officeooo:rsid="001ba480" style:font-size-asian="12pt" style:font-weight-asian="normal" style:font-size-complex="12pt" style:font-weight-complex="normal"/>
    </style:style>
    <style:style style:name="T58" style:family="text">
      <style:text-properties fo:font-size="12pt" fo:language="uk" fo:country="UA" fo:font-weight="normal" officeooo:rsid="004655c8" style:font-size-asian="12pt" style:font-weight-asian="normal" style:font-size-complex="12pt" style:font-weight-complex="normal"/>
    </style:style>
    <style:style style:name="T59" style:family="text">
      <style:text-properties fo:font-size="12pt" fo:language="uk" fo:country="UA" fo:font-weight="normal" officeooo:rsid="004b863f" style:font-size-asian="12pt" style:font-weight-asian="normal" style:font-size-complex="12pt" style:font-weight-complex="normal"/>
    </style:style>
    <style:style style:name="T60" style:family="text">
      <style:text-properties fo:font-size="12pt" fo:language="uk" fo:country="UA" fo:font-weight="normal" officeooo:rsid="003f89c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51">Sheldon — </text:span><text:span text:style-name="T52">Патрон</text:span></text:p>
      <text:p text:style-name="P5">Ammo Knights -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46">Crust Bucket – </text:span><text:span text:style-name="T16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7">Cap'n Cuttlefish — </text:p>
      <text:p text:style-name="P16">Капітан Каракат</text:p>
      <text:p text:style-name="P15"><text:span text:style-name="T5">Squidbeak Splatoon — </text:span><text:span text:style-name="T6">Взвод «Каракатиця»</text:span></text:p>
      <text:h text:style-name="P4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8">Давній Одежний Крам</text:p>
      <text:h text:style-name="P4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9">Головний Простір</text:p>
      <text:p text:style-name="P10"><text:bookmark text:name="firstHeading копія 7"/><text:s/></text:p>
      <text:h text:style-name="P4" text:outline-level="1"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10">Вісім підошов</text:p>
      <text:p text:style-name="P10"/>
      <text:h text:style-name="P11" text:outline-level="1"><text:bookmark text:name="firstHeading копія 11"/><text:soft-page-break/>Judd — <text:span text:style-name="T53">Реф </text:span><draw:frame draw:style-name="fr1" draw:name="Зображення20" text:anchor-type="char" svg:x="6.694cm" svg:y="-0.529cm" svg:width="3.903cm" svg:height="2.439cm" draw:z-index="19"><draw:image xlink:href="Pictures/10000001000001F500000139888280E3.png" xlink:type="simple" xlink:show="embed" xlink:actuate="onLoad" draw:mime-type="image/png"/></draw:frame></text:h>
      <text:p text:style-name="P10"/>
      <text:p text:style-name="P6"><text:span text:style-name="T6"/></text:p>
      <text:p text:style-name="P18"><text:span text:style-name="T6">Annie - Енні</text:span><draw:frame draw:style-name="fr1" draw:name="Зображення19" text:anchor-type="char" svg:x="7.842cm" svg:y="-0.582cm" svg:width="1.573cm" svg:height="1.573cm" draw:z-index="18"><draw:image xlink:href="Pictures/100000000000017700000177E6290CF9.png" xlink:type="simple" xlink:show="embed" xlink:actuate="onLoad" draw:mime-type="image/png"/></draw:frame></text:p>
      <text:h text:style-name="P27" text:outline-level="1"><text:bookmark text:name="firstHeading копія 8"/><text:span text:style-name="T6">Power Egg — </text:span><text:span text:style-name="T10">Ікра</text:span></text:h>
      <text:p text:style-name="P29">Booyah! - Йу-ху!</text:p>
      <text:p text:style-name="P26"><text:span text:style-name="T10">Sardinium —</text:span><text:span text:style-name="T11"> Сардинії</text:span></text:p>
      <text:p text:style-name="P28">launchpad – <text:span text:style-name="T2">пусковий майданчик</text:span></text:p>
      <text:p text:style-name="P6"><text:span text:style-name="T6">dash track — </text:span><text:span text:style-name="T20">доріжка</text:span></text:p>
      <text:p text:style-name="P6"><text:span text:style-name="T20">Inkfurler - </text:span><text:span text:style-name="T31">фарборол</text:span></text:p>
      <text:p text:style-name="P6"><text:span text:style-name="T20">Grapplink - </text:span><text:span text:style-name="T29">крюк</text:span></text:p>
      <text:p text:style-name="P6"><text:span text:style-name="T20">Ink pistons - </text:span><text:span text:style-name="T21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5">кальмарове кільце</text:span></text:p>
      <text:p text:style-name="P6"><text:span text:style-name="T15">vault — </text:span><text:span text:style-name="T37">сховище</text:span></text:p>
      <text:p text:style-name="P20"><text:span text:style-name="T17">Bounce Pad </text:span><text:span text:style-name="T15">— <text:s/></text:span><text:span text:style-name="T36">Надувний</text:span><text:span text:style-name="T17"> </text:span><text:span text:style-name="T36">матрац</text:span></text:p>
      <text:p text:style-name="P21"><text:span text:style-name="T36">Ink switch </text:span><text:span text:style-name="T15">— Восьмішень </text:span></text:p>
      <text:p text:style-name="P6"><text:span text:style-name="T17">Octopod - </text:span><text:span text:style-name="T23">Ракетоніг</text:span><draw:frame draw:style-name="fr1" draw:name="Зображення18" text:anchor-type="char" svg:x="4.699cm" svg:y="0.471cm" svg:width="1.334cm" svg:height="1.069cm" draw:z-index="17"><draw:image xlink:href="Pictures/100000000000008300000069C6336B72.png" xlink:type="simple" xlink:show="embed" xlink:actuate="onLoad" draw:mime-type="image/png"/></draw:frame><draw:frame draw:style-name="fr1" draw:name="Зображення17" text:anchor-type="char" svg:x="4.36cm" svg:y="-0.229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pan text:style-name="T17">Squee-G — </text:span><text:span text:style-name="T18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/text:p>
      <text:p text:style-name="P6"><text:span text:style-name="T18">Octocopter - </text:span><text:span text:style-name="T27">Во</text:span><text:span text:style-name="T18">сьм</text:span><text:span text:style-name="T27">и</text:span><text:span text:style-name="T18">коптер</text:span><draw:frame draw:style-name="fr1" draw:name="Зображення14" text:anchor-type="char" svg:x="6.373cm" svg:y="0.302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3">Octotroopers —</text:span><text:span text:style-name="T27">Во</text:span><text:span text:style-name="T18">сьм</text:span><text:span text:style-name="T27">и</text:span><text:span text:style-name="T18">рекрут</text:span><draw:frame draw:style-name="fr2" draw:name="Зображення36" text:anchor-type="char" svg:x="10.426cm" svg:y="0.049cm" svg:width="1.185cm" svg:height="1.284cm" draw:z-index="35"><draw:image xlink:href="Pictures/100000000000006100000069FF34216C.png" xlink:type="simple" xlink:show="embed" xlink:actuate="onLoad" draw:mime-type="image/png"/></draw:frame></text:p>
      <text:p text:style-name="P14">Twintacle Octotrooper - Двощупцевий Восьмирекрут</text:p>
      <text:p text:style-name="P6"><text:span text:style-name="T18">Octobomber — </text:span><text:span text:style-name="T27">Во</text:span><text:span text:style-name="T19">сьм</text:span><text:span text:style-name="T27">и</text:span><text:span text:style-name="T19">бомбер</text:span><draw:frame draw:style-name="fr1" draw:name="Зображення13" text:anchor-type="char" svg:x="6.105cm" svg:y="0.247cm" svg:width="1.291cm" svg:height="1.071cm" draw:z-index="12"><draw:image xlink:href="Pictures/10000000000001C5000001777B80A5AF.png" xlink:type="simple" xlink:show="embed" xlink:actuate="onLoad" draw:mime-type="image/png"/></draw:frame></text:p>
      <text:h text:style-name="P4" text:outline-level="1"><text:bookmark text:name="firstHeading копія 9"/><text:span text:style-name="T54">Octohurler — </text:span><text:span text:style-name="T55">Во</text:span><text:span text:style-name="T56">сьм</text:span><text:span text:style-name="T55">ип</text:span><text:span text:style-name="T57">люв</text:span><draw:frame draw:style-name="fr1" draw:name="Зображення10" text:anchor-type="char" svg:x="7.9cm" svg:y="0.455cm" svg:width="1.323cm" svg:height="1.087cm" draw:z-index="9"><draw:image xlink:href="Pictures/10000000000001C900000177037A3723.png" xlink:type="simple" xlink:show="embed" xlink:actuate="onLoad" draw:mime-type="image/png"/></draw:frame></text:h>
      <text:p text:style-name="P30"><text:span text:style-name="T13">Rolonium - </text:span><text:span text:style-name="T14">ролоніум</text:span></text:p>
      <text:p text:style-name="P6"><text:span text:style-name="T13"/></text:p>
      <text:p text:style-name="P6"><text:span text:style-name="T47">Octozeppelin – </text:span><text:span text:style-name="T28">Восьмижабл</text:span><draw:frame draw:style-name="fr2" draw:name="Зображення21" text:anchor-type="char" svg:x="7.768cm" svg:y="-0.213cm" svg:width="1.556cm" svg:height="1.296cm" draw:z-index="20"><draw:image xlink:href="Pictures/100000000000007E000000695C828710.png" xlink:type="simple" xlink:show="embed" xlink:actuate="onLoad" draw:mime-type="image/png"/></draw:frame><text:span text:style-name="T28">ь</text:span></text:p>
      <text:p text:style-name="P6"><draw:frame draw:style-name="fr1" draw:name="Зображення24" text:anchor-type="char" svg:x="5.766cm" svg:y="0.393cm" svg:width="1.245cm" svg:height="1.6cm" draw:z-index="23"><draw:image xlink:href="Pictures/100000000000008500000069B062245B.png" xlink:type="simple" xlink:show="embed" xlink:actuate="onLoad" draw:mime-type="image/png"/></draw:frame><text:span text:style-name="T47"/></text:p>
      <text:p text:style-name="P6"><text:span text:style-name="T47">Octoseeker – </text:span><text:span text:style-name="T34">Восьмишук</text:span></text:p>
      <text:p text:style-name="P6"><text:span text:style-name="T34"/></text:p>
      <text:p text:style-name="P6"><text:soft-page-break/><text:span text:style-name="T34">Tentakook — </text:span><text:span text:style-name="T35">Восьмиковз </text:span><draw:frame draw:style-name="fr1" draw:name="Зображення25" text:anchor-type="char" svg:x="5.893cm" svg:y="-0.711cm" svg:width="0.732cm" svg:height="1.129cm" draw:z-index="24"><draw:image xlink:href="Pictures/10000001000000440000006903440AB3.png" xlink:type="simple" xlink:show="embed" xlink:actuate="onLoad" draw:mime-type="image/png"/></draw:frame><draw:frame draw:style-name="fr1" draw:name="Зображення32" text:anchor-type="char" svg:x="6.846cm" svg:y="-0.051cm" svg:width="0.877cm" svg:height="1.334cm" draw:z-index="31"><draw:image xlink:href="Pictures/100000000000004500000069C88E4915.png" xlink:type="simple" xlink:show="embed" xlink:actuate="onLoad" draw:mime-type="image/png"/></draw:frame></text:p>
      <text:p text:style-name="P31"><text:span text:style-name="T47">Octosniper </text:span><text:span text:style-name="T34">—</text:span><text:span text:style-name="T47"> </text:span><text:span text:style-name="T39">Восьмиснайпер</text:span><draw:frame draw:style-name="fr1" draw:name="Зображення33" text:anchor-type="char" svg:x="5.595cm" svg:y="0.178cm" svg:width="1.02cm" svg:height="1.378cm" draw:z-index="33"><draw:image xlink:href="Pictures/100000000000004D0000006897605455.png" xlink:type="simple" xlink:show="embed" xlink:actuate="onLoad" draw:mime-type="image/png"/></draw:frame></text:p>
      <text:p text:style-name="P31"><text:span text:style-name="T47">Octoballer </text:span><text:span text:style-name="T34">—</text:span><text:span text:style-name="T47"> </text:span><text:span text:style-name="T41">Восьмикуля</text:span><draw:frame draw:style-name="fr1" draw:name="Зображення34" text:anchor-type="char" svg:x="6.613cm" svg:y="0.194cm" svg:width="1.139cm" svg:height="1.222cm" draw:z-index="32"><draw:image xlink:href="Pictures/1000000000000061000000688D7AB6C8.png" xlink:type="simple" xlink:show="embed" xlink:actuate="onLoad" draw:mime-type="image/png"/></draw:frame></text:p>
      <text:p text:style-name="P32"><text:span text:style-name="T41">Octostamp </text:span><text:span text:style-name="T34">— </text:span><text:span text:style-name="T42">Восьмиштамп</text:span><draw:frame draw:style-name="fr1" draw:name="Зображення35" text:anchor-type="char" svg:x="7.751cm" svg:y="0.025cm" svg:width="1.395cm" svg:height="1.296cm" draw:z-index="34"><draw:image xlink:href="Pictures/100000000000007100000069400A6468.png" xlink:type="simple" xlink:show="embed" xlink:actuate="onLoad" draw:mime-type="image/png"/></draw:frame></text:p>
      <text:p text:style-name="P35"><text:span text:style-name="T42">Octocommander </text:span><text:span text:style-name="T34">— </text:span><text:span text:style-name="T42"><text:s/>Восьмикомандир</text:span></text:p>
      <text:p text:style-name="P35"><text:bookmark text:name="firstHeading копія 14"/><text:span text:style-name="T59">Flooder </text:span><text:span text:style-name="T60">— </text:span><text:span text:style-name="T59"><text:s/>Пульверизатор</text:span></text:p>
      <text:p text:style-name="P33"><text:span text:style-name="T42"/></text:p>
      <text:p text:style-name="P7"/>
      <text:p text:style-name="P6"><text:span text:style-name="T47"/></text:p>
      <text:p text:style-name="P23">Splat <text:span text:style-name="T24">— </text:span><text:s/><text:span text:style-name="T2">розплескати</text:span></text:p>
      <text:p text:style-name="P6"><text:span text:style-name="T47">R</text:span><text:span text:style-name="T15">oller — </text:span><text:span text:style-name="T33">В</text:span><text:span text:style-name="T24">алик</text:span></text:p>
      <text:p text:style-name="P13">Charger — Нагнітач</text:p>
      <text:p text:style-name="P6"><text:span text:style-name="T24">Dualies — </text:span><text:span text:style-name="T30">Двійники</text:span></text:p>
      <text:p text:style-name="P22"><text:span text:style-name="T30">Slosher </text:span><text:span text:style-name="T24">— </text:span><text:span text:style-name="T33">Р</text:span><text:span text:style-name="T30">озливач </text:span></text:p>
      <text:p text:style-name="P24"><text:span text:style-name="T30">Splatling <text:s/></text:span><text:span text:style-name="T24">— </text:span><text:span text:style-name="T38">Ротор</text:span></text:p>
      <text:p text:style-name="P34"><text:span text:style-name="T38">Blaster <text:s/></text:span><text:span text:style-name="T24">— </text:span><text:span text:style-name="T43">Бластер</text:span></text:p>
      <text:p text:style-name="P36"><text:span text:style-name="T38">Brella </text:span><text:span text:style-name="T24">— </text:span><text:span text:style-name="T38">Парасолька</text:span></text:p>
      <text:p text:style-name="P36"><text:span text:style-name="T38">Rainmaker - </text:span><text:span text:style-name="T45">Базукарп</text:span></text:p>
      <text:p text:style-name="P24"><text:span text:style-name="T38"/></text:p>
      <text:p text:style-name="P24"><text:span text:style-name="T38">Sprinkler — </text:span><text:span text:style-name="T40">розбрискувач</text:span><draw:frame draw:style-name="fr1" draw:name="Зображення26" text:anchor-type="char" svg:x="5.061cm" svg:y="-0.134cm" svg:width="0.658cm" svg:height="0.658cm" draw:z-index="25"><draw:image xlink:href="Pictures/100000010000003000000030549615C7.png" xlink:type="simple" xlink:show="embed" xlink:actuate="onLoad" draw:mime-type="image/png"/></draw:frame><draw:frame draw:style-name="fr1" draw:name="Зображення27" text:anchor-type="char" svg:x="6.234cm" svg:y="0.445cm" svg:width="0.684cm" svg:height="0.684cm" draw:z-index="26"><draw:image xlink:href="Pictures/10000001000000300000003036467111.png" xlink:type="simple" xlink:show="embed" xlink:actuate="onLoad" draw:mime-type="image/png"/></draw:frame></text:p>
      <text:p text:style-name="P25"><text:span text:style-name="T40">Toxic Mist </text:span><text:span text:style-name="T38">— </text:span><text:span text:style-name="T40">Токсичний туман</text:span></text:p>
      <text:p text:style-name="P25"><text:bookmark text:name="firstHeading копія 12"/><text:span text:style-name="T58">Curling Bomb — Керлінг-бомба</text:span><draw:frame draw:style-name="fr1" draw:name="Зображення28" text:anchor-type="char" svg:x="6.371cm" svg:y="-0.265cm" svg:width="0.554cm" svg:height="0.554cm" draw:z-index="27"><draw:image xlink:href="Pictures/10000001000000300000003090F9DCEE.png" xlink:type="simple" xlink:show="embed" xlink:actuate="onLoad" draw:mime-type="image/png"/></draw:frame></text:p>
      <text:p text:style-name="P25"><text:bookmark text:name="firstHeading копія 13"/><text:span text:style-name="T58">Autobomb — <text:s/>Автобомба</text:span><draw:frame draw:style-name="fr1" draw:name="Зображення29" text:anchor-type="char" svg:x="4.964cm" svg:y="-0.24cm" svg:width="0.676cm" svg:height="0.676cm" draw:z-index="28"><draw:image xlink:href="Pictures/1000000100000030000000300E3EE8BA.png" xlink:type="simple" xlink:show="embed" xlink:actuate="onLoad" draw:mime-type="image/png"/></draw:frame><draw:frame draw:style-name="fr1" draw:name="Зображення30" text:anchor-type="char" svg:x="5.267cm" svg:y="0.434cm" svg:width="0.732cm" svg:height="0.732cm" draw:z-index="29"><draw:image xlink:href="Pictures/1000000100000030000000309DBAC738.png" xlink:type="simple" xlink:show="embed" xlink:actuate="onLoad" draw:mime-type="image/png"/></draw:frame></text:p>
      <text:p text:style-name="P25"><text:span text:style-name="T49">Splat Bomb </text:span><text:span text:style-name="T58">— </text:span><text:span text:style-name="T40">Плеск-бомба</text:span></text:p>
      <text:p text:style-name="Text_20_body"><text:span text:style-name="T2">Fizzy Bom</text:span><text:span text:style-name="T50">b</text:span><text:span text:style-name="T13"> — Бомба-шипучка</text:span><draw:frame draw:style-name="fr1" draw:name="Зображення31" text:anchor-type="char" svg:x="5.726cm" svg:y="-0.316cm" svg:width="0.612cm" svg:height="0.612cm" draw:z-index="30"><draw:image xlink:href="Pictures/1000000100000030000000308D687D08.png" xlink:type="simple" xlink:show="embed" xlink:actuate="onLoad" draw:mime-type="image/png"/></draw:frame></text:p>
      <text:p text:style-name="Text_20_body"><text:span text:style-name="T13"/></text:p>
      <text:p text:style-name="P6"><text:span text:style-name="T13"/></text:p>
      <text:p text:style-name="P19"><text:span text:style-name="T13">Tenta Missiles — </text:span><text:span text:style-name="T15">Мульти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19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5"/></text:p>
      <text:p text:style-name="P12">Splashdown - Чорнильний удар</text:p>
      <text:p text:style-name="P19"><text:span text:style-name="T15"/></text:p>
      <text:p text:style-name="P19"><text:span text:style-name="T15">Sting Ray — </text:span><text:span text:style-name="T22">Фарбострум</text:span><draw:frame draw:style-name="fr1" draw:name="Зображення15" text:anchor-type="char" svg:x="7.724cm" svg:y="-0.131cm" svg:width="1.266cm" svg:height="1.266cm" draw:z-index="13"><draw:image xlink:href="Pictures/1000000100000040000000404A613C67.png" xlink:type="simple" xlink:show="embed" xlink:actuate="onLoad" draw:mime-type="image/png"/></draw:frame></text:p>
      <text:p text:style-name="P19"><text:span text:style-name="T22"/></text:p>
      <text:p text:style-name="P19"><text:span text:style-name="T22">Bomb Launcher - Бомбардувальник</text:span><draw:frame draw:style-name="fr1" draw:name="Зображення22" text:anchor-type="char" svg:x="7.865cm" svg:y="-0.085cm" svg:width="1.27cm" svg:height="1.27cm" draw:z-index="21"><draw:image xlink:href="Pictures/100000010000003000000030F11C75CC.png" xlink:type="simple" xlink:show="embed" xlink:actuate="onLoad" draw:mime-type="image/png"/></draw:frame></text:p>
      <text:p text:style-name="P19"><text:span text:style-name="T22"/></text:p>
      <text:p text:style-name="P19"><text:span text:style-name="T22">Ink Storm — </text:span><text:span text:style-name="T44">Чорнильний дощ</text:span></text:p>
      <text:p text:style-name="P19"><text:span text:style-name="T22"/></text:p>
      <text:p text:style-name="P19"><text:span text:style-name="T22">Splash Wall — </text:span><text:span text:style-name="T32">Чорнильна завіса</text:span><draw:frame draw:style-name="fr1" draw:name="Зображення23" text:anchor-type="char" svg:x="7.601cm" svg:y="-0.252cm" svg:width="1.27cm" svg:height="1.27cm" draw:z-index="22"><draw:image xlink:href="Pictures/1000000100000030000000303397E93D.png" xlink:type="simple" xlink:show="embed" xlink:actuate="onLoad" draw:mime-type="image/png"/></draw:frame></text:p>
      <text:p text:style-name="P19"><text:span text:style-name="T22"/></text:p>
      <text:p text:style-name="P19"><text:soft-page-break/><text:span text:style-name="T22"/></text:p>
      <text:p text:style-name="P19"><text:span text:style-name="T22"/></text:p>
      <text:p text:style-name="P19"><text:span text:style-name="T22">Salmonid</text:span><text:span text:style-name="T48">s</text:span><text:span text:style-name="T22"> — </text:span><text:span text:style-name="T25">лососеві</text:span></text:p>
      <text:p text:style-name="P19"><text:span text:style-name="T25">Calamari </text:span><text:span text:style-name="T26">(Squid)</text:span><text:span text:style-name="T25"> Research Lab - </text:span><text:bookmark text:name="firstHeading копія 10"/><text:span text:style-name="T25">Лабораторія </text:span><text:span text:style-name="T26">Д</text:span><text:span text:style-name="T25">осліджень </text:span><text:span text:style-name="T26">К</text:span><text:span text:style-name="T25">альмарів </text:span><text:span text:style-name="T26">(ЛДК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6-04T19:18:40.952000000</dc:date>
    <meta:editing-duration>PT14H35M30S</meta:editing-duration>
    <meta:editing-cycles>38</meta:editing-cycles>
    <meta:generator>LibreOffice/24.2.2.2$Windows_X86_64 LibreOffice_project/d56cc158d8a96260b836f100ef4b4ef25d6f1a01</meta:generator>
    <meta:document-statistic meta:table-count="0" meta:image-count="36" meta:object-count="0" meta:page-count="5" meta:paragraph-count="71" meta:word-count="202" meta:character-count="1615" meta:non-whitespace-character-count="1423"/>
  </office:meta>
</office:document-meta>
</file>